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SecondaryAnnotationProcessor.ControlSecondary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SecondaryAnnotationProcessor.generate( 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SecondaryAnnotationProcessor.check( Declaration 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